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PersistenceDelegate.initialize( Class &lt; ? &gt; type , Object oldInstance , Object new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PersistenceDelegate.writeObject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PersistenceDelegate.instantiate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